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automatic-styles>
    <style:style style:name="ingredients" style:family="table">
      <style:table-properties style:width="16cm" table:align="margins" style:shadow="none"/>
    </style:style>
    <style:style style:name="ingredients.A" style:family="table-column">
      <style:table-column-properties style:column-width="8.001cm" style:rel-column-width="32767*"/>
    </style:style>
    <style:style style:name="ingredients.A1" style:family="table-cell">
      <style:table-cell-properties fo:padding="0.097cm" fo:border="none"/>
    </style:style>
    <style:style style:name="P1" style:family="paragraph" style:parent-style-name="Heading_20_1">
      <style:text-properties style:font-name="Cantarell" fo:font-size="12pt" fo:language="en" fo:country="AU" officeooo:rsid="00104268" officeooo:paragraph-rsid="00104268" style:font-name-asian="HG Mincho Light J" style:font-size-asian="12pt" style:font-name-complex="Tahoma" style:font-size-complex="12pt"/>
    </style:style>
    <style:style style:name="P2" style:family="paragraph" style:parent-style-name="Standard">
      <style:text-properties style:font-name="Cantarell" fo:language="en" fo:country="AU" officeooo:rsid="00104268" officeooo:paragraph-rsid="00104268" style:font-name-asian="FreeMono" style:font-name-complex="FreeMono"/>
    </style:style>
    <style:style style:name="P3" style:family="paragraph" style:parent-style-name="Standard" style:list-style-name="L1">
      <style:text-properties style:font-name="Cantarell" fo:language="en" fo:country="AU" officeooo:rsid="00104268" officeooo:paragraph-rsid="00104268" style:font-name-asian="FreeMono" style:font-name-complex="FreeMono"/>
    </style:style>
    <style:style style:name="P4" style:family="paragraph" style:parent-style-name="Standard" style:list-style-name="L1">
      <style:text-properties style:font-name="Cantarell" fo:language="en" fo:country="AU" officeooo:rsid="00121b7e" officeooo:paragraph-rsid="00121b7e" style:font-name-asian="FreeMono" style:font-name-complex="FreeMono"/>
    </style:style>
    <style:style style:name="P5" style:family="paragraph" style:parent-style-name="Standard">
      <style:text-properties style:font-name="Cantarell" fo:language="en" fo:country="AU" officeooo:rsid="00121b7e" officeooo:paragraph-rsid="00121b7e" style:font-name-asian="FreeMono" style:font-name-complex="FreeMono"/>
    </style:style>
    <style:style style:name="P6" style:family="paragraph" style:parent-style-name="Standard">
      <style:text-properties style:font-name="Cantarell" fo:language="en" fo:country="AU" officeooo:paragraph-rsid="00104268"/>
    </style:style>
    <style:style style:name="P7" style:family="paragraph" style:parent-style-name="Standard">
      <style:text-properties style:font-name="Cantarell" fo:language="en" fo:country="AU" officeooo:paragraph-rsid="00121b7e"/>
    </style:style>
    <style:style style:name="P8" style:family="paragraph" style:parent-style-name="Heading_20_2">
      <style:text-properties style:font-name="Cantarell" fo:font-size="12pt" fo:language="en" fo:country="AU" style:font-size-asian="12pt" style:font-size-complex="12pt"/>
    </style:style>
    <style:style style:name="P9" style:family="paragraph" style:parent-style-name="Table_20_Contents">
      <style:text-properties style:font-name="Cantarell" fo:language="en" fo:country="AU" officeooo:rsid="00104268" style:font-name-asian="FreeMono" style:font-name-complex="FreeMono"/>
    </style:style>
    <style:style style:name="P10" style:family="paragraph" style:parent-style-name="Table_20_Contents">
      <style:text-properties style:font-name="Cantarell" fo:language="en" fo:country="AU" officeooo:rsid="00104268" officeooo:paragraph-rsid="00104268" style:font-name-asian="FreeMono" style:font-name-complex="FreeMono"/>
    </style:style>
    <style:style style:name="T1" style:family="text">
      <style:text-properties style:font-name-asian="FreeMono" style:font-name-complex="FreeMono"/>
    </style:style>
    <style:style style:name="T2" style:family="text">
      <style:text-properties officeooo:rsid="00104268" style:font-name-asian="FreeMono" style:font-name-complex="FreeMono"/>
    </style:style>
    <style:style style:name="T3" style:family="text">
      <style:text-properties officeooo:rsid="00121b7e" style:font-name-asian="FreeMono" style:font-name-complex="FreeMono"/>
    </style:style>
    <style:style style:name="T4" style:family="text">
      <style:text-properties officeooo:rsid="00104268"/>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21b7e"/>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gredients</text:h>
      <table:table table:name="ingredients" table:style-name="ingredients">
        <table:table-column table:style-name="ingredients.A" table:number-columns-repeated="2"/>
        <table:table-row>
          <table:table-cell table:style-name="ingredients.A1" office:value-type="string">
            <text:p text:style-name="P2">900g eggplant, diced into 1½ cubes</text:p>
          </table:table-cell>
          <table:table-cell table:style-name="ingredients.A1" office:value-type="string">
            <text:p text:style-name="P2">2 teaspoon lemon juice</text:p>
          </table:table-cell>
        </table:table-row>
        <table:table-row>
          <table:table-cell table:style-name="ingredients.A1" office:value-type="string">
            <text:p text:style-name="P2">2 teaspoon salt</text:p>
          </table:table-cell>
          <table:table-cell table:style-name="ingredients.A1" office:value-type="string">
            <text:p text:style-name="P10">2½ teaspoon sugar</text:p>
          </table:table-cell>
        </table:table-row>
        <table:table-row>
          <table:table-cell table:style-name="ingredients.A1" office:value-type="string">
            <text:p text:style-name="P2">1 medium onion, sliced</text:p>
          </table:table-cell>
          <table:table-cell table:style-name="ingredients.A1" office:value-type="string">
            <text:p text:style-name="P2">¼ teaspoon cayenne pepper</text:p>
          </table:table-cell>
        </table:table-row>
        <table:table-row>
          <table:table-cell table:style-name="ingredients.A1" office:value-type="string">
            <text:p text:style-name="P6"><text:span text:style-name="T2">Vegetable oil</text:span></text:p>
          </table:table-cell>
          <table:table-cell table:style-name="ingredients.A1" office:value-type="string">
            <text:p text:style-name="P10">1 tablespoon roasted sesame seeds</text:p>
          </table:table-cell>
        </table:table-row>
        <table:table-row>
          <table:table-cell table:style-name="ingredients.A1" office:value-type="string">
            <text:p text:style-name="P6"><text:span text:style-name="T2">1 tablespoon </text:span><text:a xlink:type="simple" xlink:href="https://en.wikipedia.org/wiki/Panch_phoron" text:style-name="Internet_20_link" text:visited-style-name="Visited_20_Internet_20_Link"><text:span text:style-name="T2">panch phoron</text:span></text:a></text:p>
          </table:table-cell>
          <table:table-cell table:style-name="ingredients.A1" office:value-type="string">
            <text:p text:style-name="P9"/>
          </table:table-cell>
        </table:table-row>
      </table:table>
      <text:p text:style-name="P6"><text:span text:style-name="T1"/></text:p>
      <text:h text:style-name="P8" text:outline-level="2">Method</text:h>
      <text:list xml:id="list3495052745426899803" text:style-name="L1">
        <text:list-item>
          <text:p text:style-name="P3">Put eggplant into sieve over a bowl and cover heavily with salt. <text:line-break/>Set aside for 30 ~ 45 minutes. <text:span text:style-name="T5">(This is to take out the bitterness of the eggplant.)</text:span></text:p>
        </text:list-item>
        <text:list-item>
          <text:p text:style-name="P3"><text:span text:style-name="T6">Wash off the salt and pat eggplant dry.</text:span></text:p>
        </text:list-item>
        <text:list-item>
          <text:p text:style-name="P3">Heat 1cm of oil in a wide frying pan. When hot, put in as many cubes of eggplant <text:span text:style-name="T7">as will sit in a single layer. Fry until evenly brown. Remove from oil and set aside.</text:span></text:p>
        </text:list-item>
        <text:list-item>
          <text:p text:style-name="P4">Pour off all but 3 tablespoons of oil. Put in the <text:a xlink:type="simple" xlink:href="https://en.wikipedia.org/wiki/Panch_phoron" text:style-name="Internet_20_link" text:visited-style-name="Visited_20_Internet_20_Link"><text:span text:style-name="T4">panch phoron</text:span></text:a><text:span text:style-name="T4">. </text:span>Within a second the spices will begin to sizzle and pop. As soon as that happens, put in the onion slices.</text:p>
        </text:list-item>
        <text:list-item>
          <text:p text:style-name="P4">Stir until the edges of the onion are browned.</text:p>
        </text:list-item>
        <text:list-item>
          <text:p text:style-name="P4">Put in the eggplant, lemon juice, sugar, cayenne pepper and sesame seeds.</text:p>
        </text:list-item>
        <text:list-item>
          <text:p text:style-name="P4">Stir gently a cook for a minute more.</text:p>
        </text:list-item>
      </text:list>
      <text:p text:style-name="P5"/>
      <text:p text:style-name="P7"><text:span text:style-name="T3">Notes: I find an extra squeeze of lemon at the end lifts the flav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antarell" svg:font-family="Cantarell"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Cantarell" fo:font-size="12pt" fo:language="en" fo:country="AU" officeooo:rsid="00104268" officeooo:paragraph-rsid="00104268"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weet and Sour Eggplant</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20m0$Build-2</meta:generator>
    <meta:creation-date>2017-05-21T10:14:49.958598458</meta:creation-date>
    <dc:language>en-AU</dc:language>
    <meta:editing-cycles>2</meta:editing-cycles>
    <meta:editing-duration>PT5M37S</meta:editing-duration>
    <meta:initial-creator>Frank Jung</meta:initial-creator>
    <dc:date>2017-05-21T10:31:27.176076761</dc:date>
    <dc:creator>Frank Jung</dc:creator>
    <meta:document-statistic meta:table-count="1" meta:image-count="0" meta:object-count="0" meta:page-count="1" meta:paragraph-count="20" meta:word-count="199" meta:character-count="1010" meta:non-whitespace-character-count="839"/>
    <meta:user-defined meta:name="Info 1"/>
    <meta:user-defined meta:name="Info 2"/>
    <meta:user-defined meta:name="Info 3"/>
    <meta:user-defined meta:name="Info 4"/>
    <meta:template xlink:type="simple" xlink:actuate="onRequest" xlink:title="_recipe" xlink:href="../_recipe.ott" meta:date="2017-05-21T10:14:49.659472442"/>
  </office:meta>
</office:document-meta>
</file>